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571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5283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807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text-align-source="fix" style:repeat-content="false"/>
      <style:paragraph-properties fo:text-align="start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7.2815in" svg:height="4.9252in" svg:x="0.1949in" svg:y="3.2626in">
            <draw:object draw:notify-on-update-of-ranges="Sheet1.D1:Sheet1.D1 Sheet1.D2:Sheet1.D17 Sheet1.E1:Sheet1.E1 Sheet1.E2:Sheet1.E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957in" svg:height="5.1161in" svg:x="8.0453in" svg:y="3.1976in">
            <draw:object draw:notify-on-update-of-ranges="Sheet1.H1:Sheet1.H1 Sheet1.H2:Sheet1.H7 Sheet1.I1:Sheet1.I1 Sheet1.I2:Sheet1.I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7" table:default-cell-style-name="ce2"/>
        <table:table-row table:style-name="ro1">
          <table:table-cell table:style-name="ce1" office:value-type="date" office:date-value="2025-01-15" calcext:value-type="date">
            <text:p>01/15/25</text:p>
          </table:table-cell>
          <table:table-cell table:style-name="ce2" office:value-type="string" calcext:value-type="string">
            <text:p>sn2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X, in</text:p>
          </table:table-cell>
          <table:table-cell office:value-type="string" calcext:value-type="string">
            <text:p>eye_volt, v</text:p>
          </table:table-cell>
          <table:table-cell/>
          <table:table-cell office:value-type="string" calcext:value-type="string">
            <text:p>X, in</text:p>
          </table:table-cell>
          <table:table-cell office:value-type="string" calcext:value-type="string">
            <text:p>Vcc, v</text:p>
          </table:table-cell>
          <table:table-cell office:value-type="string" calcext:value-type="string">
            <text:p>eye_volt, v</text:p>
          </table:table-cell>
          <table:table-cell office:value-type="string" calcext:value-type="string">
            <text:p>I, A</text:p>
          </table:table-cell>
        </table:table-row>
        <table:table-row table:style-name="ro1">
          <table:table-cell table:number-columns-repeated="2"/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</text:p>
          </table:table-cell>
          <table:table-cell office:value-type="float" office:value="0.895" calcext:value-type="float">
            <text:p>0.895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float" office:value="0.895" calcext:value-type="float">
            <text:p>0.895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table:number-columns-repeated="3"/>
          <table:table-cell office:value-type="float" office:value="0.1" calcext:value-type="float">
            <text:p>0.1</text:p>
          </table:table-cell>
          <table:table-cell office:value-type="float" office:value="0.984" calcext:value-type="float">
            <text:p>0.98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.034" calcext:value-type="float">
            <text:p>1.034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table-cell table:number-columns-repeated="3"/>
          <table:table-cell office:value-type="float" office:value="0.2" calcext:value-type="float">
            <text:p>0.2</text:p>
          </table:table-cell>
          <table:table-cell office:value-type="float" office:value="0.924" calcext:value-type="float">
            <text:p>0.924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3.3" calcext:value-type="float">
            <text:p>3.3</text:p>
          </table:table-cell>
          <table:table-cell office:value-type="float" office:value="1.249" calcext:value-type="float">
            <text:p>1.249</text:p>
          </table:table-cell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number-columns-repeated="3"/>
          <table:table-cell office:value-type="float" office:value="0.3" calcext:value-type="float">
            <text:p>0.3</text:p>
          </table:table-cell>
          <table:table-cell office:value-type="float" office:value="0.985" calcext:value-type="float">
            <text:p>0.985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1.416" calcext:value-type="float">
            <text:p>1.416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number-columns-repeated="3"/>
          <table:table-cell office:value-type="float" office:value="0.4" calcext:value-type="float">
            <text:p>0.4</text:p>
          </table:table-cell>
          <table:table-cell office:value-type="float" office:value="1.03" calcext:value-type="float">
            <text:p>1.0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.801" calcext:value-type="float">
            <text:p>1.801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table:number-columns-repeated="3"/>
          <table:table-cell office:value-type="float" office:value="0.5" calcext:value-type="float">
            <text:p>0.5</text:p>
          </table:table-cell>
          <table:table-cell office:value-type="float" office:value="1.096" calcext:value-type="float">
            <text:p>1.09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.56" calcext:value-type="float">
            <text:p>2.56</text:p>
          </table:table-cell>
          <table:table-cell office:value-type="float" office:value="0.04" calcext:value-type="float">
            <text:p>0.04</text:p>
          </table:table-cell>
        </table:table-row>
        <table:table-row table:style-name="ro1">
          <table:table-cell table:number-columns-repeated="3"/>
          <table:table-cell office:value-type="float" office:value="0.6" calcext:value-type="float">
            <text:p>0.6</text:p>
          </table:table-cell>
          <table:table-cell office:value-type="float" office:value="1.15" calcext:value-type="float">
            <text:p>1.1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7" calcext:value-type="float">
            <text:p>0.7</text:p>
          </table:table-cell>
          <table:table-cell office:value-type="float" office:value="1.173" calcext:value-type="float">
            <text:p>1.17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0.8" calcext:value-type="float">
            <text:p>0.8</text:p>
          </table:table-cell>
          <table:table-cell office:value-type="float" office:value="1.259" calcext:value-type="float">
            <text:p>1.259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.355" calcext:value-type="float">
            <text:p>1.3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2" calcext:value-type="float">
            <text:p>1.2</text:p>
          </table:table-cell>
          <table:table-cell office:value-type="float" office:value="1.391" calcext:value-type="float">
            <text:p>1.39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4" calcext:value-type="float">
            <text:p>1.4</text:p>
          </table:table-cell>
          <table:table-cell office:value-type="float" office:value="1.45" calcext:value-type="float">
            <text:p>1.4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1.6" calcext:value-type="float">
            <text:p>1.6</text:p>
          </table:table-cell>
          <table:table-cell office:value-type="float" office:value="1.55" calcext:value-type="float">
            <text:p>1.55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.872" calcext:value-type="float">
            <text:p>1.87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2.5" calcext:value-type="float">
            <text:p>2.5</text:p>
          </table:table-cell>
          <table:table-cell office:value-type="float" office:value="2.16" calcext:value-type="float">
            <text:p>2.16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2.37" calcext:value-type="float">
            <text:p>2.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imited v, not included</text:p>
          </table:table-cell>
          <table:table-cell table:number-columns-repeated="2"/>
          <table:table-cell office:value-type="float" office:value="3.5" calcext:value-type="float">
            <text:p>3.5</text:p>
          </table:table-cell>
          <table:table-cell office:value-type="float" office:value="2.48" calcext:value-type="float">
            <text:p>2.48</text:p>
          </table:table-cell>
          <table:table-cell table:number-columns-repeated="5"/>
        </table:table-row>
        <table:table-row table:style-name="ro1" table:number-rows-repeated="1048557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G1:Sheet1.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5T13:51:35.038326643</meta:creation-date>
    <meta:generator>LibreOffice/7.3.7.2$Linux_X86_64 LibreOffice_project/30$Build-2</meta:generator>
    <dc:date>2025-01-15T14:10:32.536663131</dc:date>
    <meta:editing-duration>PT18M55S</meta:editing-duration>
    <meta:editing-cycles>8</meta:editing-cycles>
    <meta:document-statistic meta:table-count="1" meta:cell-count="64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8.496cm" svg:height="12.511cm" xlink:href=".." xlink:type="simple" chart:class="chart:scatter" chart:style-name="ch1">
        <chart:title svg:x="6.413cm" svg:y="0.386cm" chart:style-name="ch2">
          <text:p>IR Sensor #2 Characteristic</text:p>
        </chart:title>
        <chart:subtitle svg:x="8.186cm" svg:y="1.415cm" chart:style-name="ch3">
          <text:p>Vcc = 3.3 v</text:p>
        </chart:subtitle>
        <chart:legend chart:legend-position="end" svg:x="2.822cm" svg:y="2.19cm" style:legend-expansion="custom" svg:width="4.706cm" svg:height="1.523cm" style:legend-expansion-aspect-ratio="3.08995403808273" chart:style-name="ch4"/>
        <chart:plot-area chart:style-name="ch5" table:cell-range-address="Sheet1.D1:Sheet1.E17" chart:data-source-has-labels="row" svg:x="1.651cm" svg:y="1.868cm" svg:width="16.645cm" svg:height="10.281cm">
          <chart:coordinate-region svg:x="2.378cm" svg:y="2.067cm" svg:width="15.678cm" svg:height="9.435cm"/>
          <chart:axis chart:dimension="x" chart:name="primary-x" chart:style-name="ch6">
            <chart:title svg:x="8.791cm" svg:y="11.951cm" chart:style-name="ch7">
              <text:p>Tip from skin, in</text:p>
            </chart:title>
          </chart:axis>
          <chart:axis chart:dimension="y" chart:name="primary-y" chart:style-name="ch8">
            <chart:title svg:x="0.722cm" svg:y="7.833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E2:Sheet1.E17" chart:label-cell-address="Sheet1.E1:Sheet1.E1" chart:class="chart:scatter">
            <chart:domain table:cell-range-address="Sheet1.D2:Sheet1.D17"/>
            <chart:regression-curve chart:style-name="ch12">
              <chart:equation chart:display-equation="true" chart:display-r-square="true" svg:x="12.523cm" svg:y="4.419cm" chart:style-name="ch13"/>
            </chart:regression-curve>
            <chart:data-point chart:repeated="1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eye_volt, v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D2:Sheet1.D17</svg:desc>
                </draw:g>
              </table:table-cell>
              <table:table-cell office:value-type="float" office:value="0.895">
                <text:p>0.895</text:p>
                <draw:g>
                  <svg:desc>Sheet1.E2:Sheet1.E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0.984">
                <text:p>0.9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924">
                <text:p>0.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1.096">
                <text:p>1.0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1.173">
                <text:p>1.1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1.259">
                <text:p>1.2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.355">
                <text:p>1.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2">
                <text:p>1.2</text:p>
              </table:table-cell>
              <table:table-cell office:value-type="float" office:value="1.391">
                <text:p>1.39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1.45">
                <text:p>1.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6">
                <text:p>1.6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.872">
                <text:p>1.87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5">
                <text:p>2.5</text:p>
              </table:table-cell>
              <table:table-cell office:value-type="float" office:value="2.16">
                <text:p>2.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2.37">
                <text:p>2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22">
      <number:number number:decimal-places="4" number:min-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treat-empty-cells="ignore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3" style:family="chart" style:data-style-name="N122"/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104cm" svg:height="12.996cm" xlink:href=".." xlink:type="simple" chart:class="chart:scatter" chart:style-name="ch1">
        <chart:title svg:x="9.074cm" svg:y="0.395cm" chart:style-name="ch2">
          <text:p>IR Sensor #2 Sensitivity</text:p>
        </chart:title>
        <chart:subtitle svg:x="9.233cm" svg:y="1.433cm" chart:style-name="ch3">
          <text:p>0.75 inches Tip From Skin</text:p>
        </chart:subtitle>
        <chart:legend chart:legend-position="end" svg:x="2.34cm" svg:y="2.64cm" style:legend-expansion="custom" svg:width="4.071cm" svg:height="1.096cm" style:legend-expansion-aspect-ratio="3.71441605839416" chart:style-name="ch4"/>
        <chart:plot-area chart:style-name="ch5" table:cell-range-address="Sheet1.H1:Sheet1.I7" chart:data-source-has-labels="row" svg:x="1.472cm" svg:y="2.293cm" svg:width="21.266cm" svg:height="9.461cm">
          <chart:coordinate-region svg:x="2.199cm" svg:y="2.492cm" svg:width="20.299cm" svg:height="8.615cm"/>
          <chart:axis chart:dimension="x" chart:name="primary-x" chart:style-name="ch6">
            <chart:title svg:x="11.624cm" svg:y="12.013cm" chart:style-name="ch7">
              <text:p>Vcc, v</text:p>
            </chart:title>
          </chart:axis>
          <chart:axis chart:dimension="y" chart:name="primary-y" chart:style-name="ch8">
            <chart:title svg:x="0.45cm" svg:y="7.848cm" chart:style-name="ch9">
              <text:p>eye_volt, v</text:p>
            </chart:title>
            <chart:grid chart:style-name="ch10" chart:class="major"/>
          </chart:axis>
          <chart:series chart:style-name="ch11" chart:values-cell-range-address="Sheet1.I2:Sheet1.I7" chart:label-cell-address="Sheet1.I1:Sheet1.I1" chart:class="chart:scatter">
            <chart:domain table:cell-range-address="Sheet1.H2:Sheet1.H7"/>
            <chart:regression-curve chart:style-name="ch12">
              <chart:equation chart:display-equation="true" chart:display-r-square="true" svg:x="14.999cm" svg:y="5.616cm" chart:style-name="ch13"/>
            </chart:regression-curve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eye_volt, v</text:p>
                <draw:g>
                  <svg:desc>Sheet1.I1:Sheet1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>2.8</text:p>
                <draw:g>
                  <svg:desc>Sheet1.H2:Sheet1.H7</svg:desc>
                </draw:g>
              </table:table-cell>
              <table:table-cell office:value-type="float" office:value="0.895">
                <text:p>0.895</text:p>
                <draw:g>
                  <svg:desc>Sheet1.I2:Sheet1.I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1.034">
                <text:p>1.0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3">
                <text:p>3.3</text:p>
              </table:table-cell>
              <table:table-cell office:value-type="float" office:value="1.249">
                <text:p>1.2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">
                <text:p>3.5</text:p>
              </table:table-cell>
              <table:table-cell office:value-type="float" office:value="1.416">
                <text:p>1.41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.801">
                <text:p>1.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2.56">
                <text:p>2.5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